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b515" draw:textarea-horizontal-align="justify" draw:textarea-vertical-align="middle" draw:auto-grow-height="false" fo:min-height="0cm" fo:min-width="0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12.065cm" svg:x="2.27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335cm" svg:height="9.055cm" svg:x="3.74cm" svg:y="12.7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m </meta:initial-creator>
    <meta:creation-date>2010-12-27T01:06:47</meta:creation-date>
    <dc:date>2010-12-27T01:37:59</dc:date>
    <dc:creator>Sam </dc:creator>
    <meta:editing-duration>PT00H16M01S</meta:editing-duration>
    <meta:editing-cycles>4</meta:editing-cycles>
    <meta:generator>OpenOffice.org/3.2$Unix OpenOffice.org_project/320m19$Build-9505</meta:generator>
    <meta:document-statistic meta:object-count="2"/>
  </office:meta>
</office:document-meta>
</file>